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Обычный-title">
      <style:graphic-properties fo:min-height="2.163cm"/>
    </style:style>
    <style:style style:name="pr2" style:family="presentation" style:parent-style-name="Обычный-outline1">
      <style:graphic-properties fo:min-height="15.773cm"/>
    </style:style>
    <style:style style:name="pr3" style:family="presentation" style:parent-style-name="Обычный-notes">
      <style:graphic-properties draw:fill-color="#ffffff" fo:min-height="13.364cm"/>
    </style:style>
    <style:style style:name="pr4" style:family="presentation" style:parent-style-name="Обычный-outline1">
      <style:graphic-properties fo:min-height="20.22cm"/>
    </style:style>
    <style:style style:name="pr5" style:family="presentation" style:parent-style-name="Обычный-outline1">
      <style:graphic-properties fo:min-height="19.5cm"/>
    </style:style>
    <style:style style:name="pr6" style:family="presentation" style:parent-style-name="Обычный-outline1">
      <style:graphic-properties fo:min-height="12.5cm"/>
    </style:style>
    <style:style style:name="pr7" style:family="presentation" style:parent-style-name="Обычный-outline1">
      <style:graphic-properties fo:min-height="16.386cm"/>
    </style:style>
    <style:style style:name="pr8" style:family="presentation" style:parent-style-name="Обычный-outline1">
      <style:graphic-properties fo:min-height="17.773cm"/>
    </style:style>
    <style:style style:name="pr9" style:family="presentation" style:parent-style-name="Обычный-title">
      <style:graphic-properties fo:min-height="3.506cm"/>
    </style:style>
    <style:style style:name="pr10" style:family="presentation" style:parent-style-name="Обычный-outline1">
      <style:graphic-properties fo:min-height="13.859cm"/>
    </style:style>
    <style:style style:name="pr11" style:family="presentation" style:parent-style-name="Обычный-title">
      <style:graphic-properties fo:min-height="1.737cm"/>
    </style:style>
    <style:style style:name="pr12" style:family="presentation" style:parent-style-name="Обычный-outline1">
      <style:graphic-properties fo:min-height="5.586cm"/>
    </style:style>
    <style:style style:name="pr13" style:family="presentation" style:parent-style-name="Обычный-outline1">
      <style:graphic-properties fo:min-height="9.362cm"/>
    </style:style>
    <style:style style:name="pr14" style:family="presentation" style:parent-style-name="Обычный-outline1">
      <style:graphic-properties fo:min-height="16.191cm"/>
    </style:style>
    <style:style style:name="pr15" style:family="presentation" style:parent-style-name="Обычный-outline1">
      <style:graphic-properties fo:min-height="10.859cm"/>
    </style:style>
    <style:style style:name="pr16" style:family="presentation" style:parent-style-name="Обычный-outline1">
      <style:graphic-properties fo:min-height="17.273cm"/>
    </style:style>
    <style:style style:name="pr17" style:family="presentation" style:parent-style-name="Обычный-outline1">
      <style:graphic-properties fo:min-height="15.273cm"/>
    </style:style>
    <style:style style:name="pr18" style:family="presentation" style:parent-style-name="Обычный-outline1">
      <style:graphic-properties fo:min-height="19.959cm"/>
    </style:style>
    <style:style style:name="pr19" style:family="presentation" style:parent-style-name="Обычный-outline1">
      <style:graphic-properties fo:min-height="18.527cm"/>
    </style:style>
    <style:style style:name="pr20" style:family="presentation" style:parent-style-name="Обычный-outline1">
      <style:graphic-properties fo:min-height="19.49cm"/>
    </style:style>
    <style:style style:name="pr21" style:family="presentation" style:parent-style-name="Обычный-outline1">
      <style:graphic-properties fo:min-height="19.962cm"/>
    </style:style>
    <style:style style:name="pr22" style:family="presentation" style:parent-style-name="Обычный-outline1">
      <style:graphic-properties fo:min-height="19cm"/>
    </style:style>
    <style:style style:name="pr23" style:family="presentation" style:parent-style-name="Обычный-outline1">
      <style:graphic-properties fo:min-height="18.954cm"/>
    </style:style>
    <style:style style:name="pr24" style:family="presentation" style:parent-style-name="Обычный-outline1">
      <style:graphic-properties fo:min-height="20.488cm"/>
    </style:style>
    <style:style style:name="pr25" style:family="presentation" style:parent-style-name="Обычный-outline1">
      <style:graphic-properties fo:min-height="16.921cm"/>
    </style:style>
    <style:style style:name="pr26" style:family="presentation" style:parent-style-name="Обычный-outline1">
      <style:graphic-properties fo:min-height="18.455cm"/>
    </style:style>
    <style:style style:name="pr27" style:family="presentation" style:parent-style-name="Обычный-outline1">
      <style:graphic-properties fo:min-height="18.686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font-size="20pt"/>
    </style:style>
    <style:style style:name="P3" style:family="paragraph">
      <style:text-properties fo:font-size="28pt" fo:font-weight="bold" style:font-size-asian="28pt" style:font-weight-asian="bold" style:font-size-complex="28pt" style:font-weight-complex="bold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28pt" fo:font-weight="normal" style:font-size-asian="28pt" style:font-weight-asian="normal" style:font-size-complex="28pt" style:font-weight-complex="normal"/>
    </style:style>
    <style:style style:name="T5" style:family="text">
      <style:text-properties fo:font-weight="normal" style:font-weight-asian="bold" style:font-weight-complex="normal"/>
    </style:style>
    <style:style style:name="T6" style:family="text">
      <style:text-properties style:use-window-font-color="true" style:text-outline="false" style:text-line-through-style="none" fo:font-family="Courier" style:font-family-generic="modern" style:font-pitch="fixed" fo:font-size="9pt" fo:font-style="normal" fo:text-shadow="none" style:text-underline-style="none" fo:font-weight="normal" style:letter-kerning="true" style:font-family-asian="Courier" style:font-family-generic-asian="modern" style:font-pitch-asian="fixed" style:font-size-asian="9pt" style:font-style-asian="normal" style:font-weight-asian="normal" style:font-family-complex="Courier" style:font-family-generic-complex="modern" style:font-pitch-complex="fixed" style:font-size-complex="5.09999990463257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office:forms form:automatic-focus="false" form:apply-design-mode="false"/>
        <draw:frame presentation:style-name="pr1" draw:text-style-name="P1" draw:layer="layout" svg:width="25.199cm" svg:height="2.163cm" svg:x="1.4cm" svg:y="0.337cm" presentation:class="title" presentation:user-transformed="true">
          <draw:text-box>
            <text:p><text:span text:style-name="T1">ОБРАБОТКА ДАННЫХ ФОРМЫ</text:span></text:p>
          </draw:text-box>
        </draw:frame>
        <draw:frame presentation:style-name="pr2" draw:layer="layout" svg:width="25.199cm" svg:height="15.773cm" svg:x="1.4cm" svg:y="3cm" presentation:class="outline" presentation:user-transformed="true">
          <draw:text-box>
            <text:list text:style-name="L2">
              <text:list-header>
                <text:p>Форма добавляется в HTML-документ при помощи парного тэга <text:span text:style-name="T1">&lt;form&gt;</text:span>. Внутри тэгов <text:span text:style-name="T1">&lt;form&gt;</text:span> и <text:span text:style-name="T1">&lt;/form&gt;</text:span> могут располагаться тэги <text:span text:style-name="T1">&lt;input&gt;</text:span>, <text:span text:style-name="T1">&lt;textarea&gt;</text:span> и <text:span text:style-name="T1">&lt;select&gt;</text:span>, вставляющие в форму элементы управления: текстовые поля, флажки, переключатели, списки, кнопки.</text:p>
                <text:p>&lt;form action="/act.php" method="POST" <text:s/>enctype="multipart/form-data" &gt;</text:p>
                <text:p><text:s text:c="3"/>&lt;элементы формы&gt;</text:p>
                <text:p>&lt;/form&gt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1">
        <office:forms form:automatic-focus="false" form:apply-design-mode="false"/>
        <draw:frame presentation:style-name="pr4" draw:layer="layout" svg:width="25.199cm" svg:height="20.22cm" svg:x="1.4cm" svg:y="0.3cm" presentation:class="outline" presentation:user-transformed="true">
          <draw:text-box>
            <text:list text:style-name="L2">
              <text:list-header>
                <text:p><text:span text:style-name="T1">action</text:span> </text:p>
                <text:p>определяет скрипт на сервере, который примет данные и обработает их</text:p>
                <text:p><text:span text:style-name="T1">method</text:span></text:p>
                <text:p><text:span text:style-name="T2">определяет способ передачи данных, принимает 2 значения: </text:span><text:span text:style-name="T1">GET</text:span><text:span text:style-name="T2"> или </text:span><text:span text:style-name="T1">POST</text:span></text:p>
                <text:p><text:span text:style-name="T1">GET </text:span><text:span text:style-name="T2">-</text:span><text:span text:style-name="T1"> </text:span><text:span text:style-name="T2">пары «имя=значение» присоединяются к адресу после вопросительного знака и разделяются между собой амперсандом (символ &amp;). Имеет ограничение 4 Кб на объем данных</text:span></text:p>
                <text:p><text:span text:style-name="T1">POST </text:span><text:span text:style-name="T2">- посылает на сервер данные после заголовоков. Позволяет отправлять большие объемы, файлы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1">
        <office:forms form:automatic-focus="false" form:apply-design-mode="false"/>
        <draw:frame presentation:style-name="pr5" draw:text-style-name="P3" draw:layer="layout" svg:width="25.199cm" svg:height="19.5cm" svg:x="1.4cm" svg:y="0.8cm" presentation:class="outline" presentation:user-transformed="true">
          <draw:text-box>
            <text:list text:style-name="L2">
              <text:list-header>
                <text:p><text:span text:style-name="T3">enctype</text:span></text:p>
                <text:p><text:span text:style-name="T4">определяет способ кодирования данных формы при их отправке на сервер. Обычно устанавливать значение атрибута enctype не требуется, данные правильно понимаются на стороне сервера. Однако если используется поле для отправки файла (&lt;input type="file"&gt;), следует определить атрибут enctype как </text:span><text:span text:style-name="T3">multipart/form-data </text:span><text:span text:style-name="T4">().</text:span></text:p>
                <text:p><text:span text:style-name="T4">По умолчанию: </text:span></text:p>
                <text:p><text:span text:style-name="T3">application/x-www-form-urlencoded </text:span></text:p>
                <text:p><text:span text:style-name="T4"/></text:p>
                <text:p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1T1">
        <office:forms form:automatic-focus="false" form:apply-design-mode="false"/>
        <draw:frame presentation:style-name="pr6" draw:layer="layout" svg:width="25.199cm" svg:height="12.5cm" svg:x="1.5cm" svg:y="2.5cm" presentation:class="outline" presentation:user-transformed="true">
          <draw:text-box>
            <text:list text:style-name="L2">
              <text:list-header>
                <text:p>В зависимости от метода передачи данных на сервере будут созданы массивы <text:span text:style-name="T1">$_GET</text:span> или <text:span text:style-name="T1">$_POST</text:span>, ключи которых совпадают с именами элементов формы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2.163cm" svg:x="1.4cm" svg:y="0.837cm" presentation:class="title" presentation:user-transformed="true">
          <draw:text-box>
            <text:p><text:span text:style-name="T1">Тег</text:span> <text:span text:style-name="T1">&lt;input&gt;</text:span></text:p>
          </draw:text-box>
        </draw:frame>
        <draw:frame presentation:style-name="pr7" draw:layer="layout" svg:width="25.199cm" svg:height="16.386cm" svg:x="1.5cm" svg:y="3.614cm" presentation:class="outline" presentation:user-transformed="true">
          <draw:text-box>
            <text:list text:style-name="L2">
              <text:list-header>
                <text:p>Атрибут <text:s/><text:span text:style-name="T1">type</text:span><text:span text:style-name="T2"> определяет тип элемента управления:</text:span></text:p>
                <text:p><text:span text:style-name="T1">text</text:span><text:span text:style-name="T2"> — текстовое поле ввода</text:span></text:p>
                <text:p><text:span text:style-name="T1">password</text:span><text:span text:style-name="T2"> — текстовое поле для ввода пароля</text:span></text:p>
                <text:p><text:span text:style-name="T1">file</text:span><text:span text:style-name="T2"> — поле ввода имени файла с кнопкой «Обзор»</text:span></text:p>
                <text:p><text:span text:style-name="T1">checkbox</text:span><text:span text:style-name="T2"> — поле для установки флажка</text:span></text:p>
                <text:p><text:span text:style-name="T1">radio</text:span><text:span text:style-name="T2"> — элемент-переключатель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1">
        <office:forms form:automatic-focus="false" form:apply-design-mode="false"/>
        <draw:frame presentation:style-name="pr8" draw:layer="layout" svg:width="25.199cm" svg:height="17.773cm" svg:x="1.4cm" svg:y="1cm" presentation:class="outline" presentation:user-transformed="true">
          <draw:text-box>
            <text:list text:style-name="L2">
              <text:list-header>
                <text:p><text:span text:style-name="T1">reset</text:span> — кнопка сброса всех значений</text:p>
                <text:p><text:span text:style-name="T1">submit</text:span> — кнопка отправки данных</text:p>
                <text:p><text:span text:style-name="T1">button </text:span><text:span text:style-name="T2">— обычная кнопка</text:span></text:p>
                <text:p><text:span text:style-name="T1">hidden</text:span><text:span text:style-name="T2"> — скрытый элемент</text:span></text:p>
                <text:p><text:span text:style-name="T2">Атрибут </text:span><text:span text:style-name="T1">name</text:span><text:span text:style-name="T2"> задает имя элемента формы. Оно должно обязательно состоять из латинских букв и цифр. Не должно начинаться с цифры.</text:span></text:p>
                <text:p><text:span text:style-name="T2">Атрибут </text:span><text:span text:style-name="T1">disabled</text:span><text:span text:style-name="T2"> запрещает доступ к элементу формы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1T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Текстовое поле и поле ввода пароля (text и password)</text:p>
          </draw:text-box>
        </draw:frame>
        <draw:frame presentation:style-name="pr10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1">value</text:span> задает текст поля по умолчанию</text:p>
                <text:p><text:span text:style-name="T1">maxlength</text:span> указывает максимальное количество символов, которое может быть введено в поле</text:p>
                <text:p><text:span text:style-name="T1">size</text:span> определяет видимый размер поля ввода:</text:p>
                <text:p><text:span text:style-name="T1">readonly</text:span> указывает, что поле доступно только для чтения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1T1">
        <office:forms form:automatic-focus="false" form:apply-design-mode="false"/>
        <draw:frame presentation:style-name="pr11" draw:layer="layout" svg:width="25.199cm" svg:height="1.737cm" svg:x="1.4cm" svg:y="8.6cm" presentation:class="title" presentation:user-transformed="true">
          <draw:text-box>
            <text:p>Флажки (чекбоксы)</text:p>
          </draw:text-box>
        </draw:frame>
        <draw:frame presentation:style-name="pr12" draw:layer="layout" svg:width="27cm" svg:height="5.586cm" svg:x="0.5cm" svg:y="3.414cm" presentation:class="outline" presentation:user-transformed="true">
          <draw:text-box>
            <text:list text:style-name="L2">
              <text:list-header>
                <text:p><text:span text:style-name="T5">Для кнопок</text:span><text:span text:style-name="T1"> value</text:span> задает текст, отображаемый на кнопке</text:p>
                <text:p>Для скрытых элементов <text:span text:style-name="T1">value </text:span><text:span text:style-name="T2">задает значение</text:span></text:p>
              </text:list-header>
            </text:list>
          </draw:text-box>
        </draw:frame>
        <draw:frame presentation:style-name="pr11" draw:layer="layout" svg:width="25.199cm" svg:height="1.737cm" svg:x="1.5cm" svg:y="1.263cm" presentation:class="title" presentation:user-transformed="true">
          <draw:text-box>
            <text:p>Кнопки и скрытые элементы</text:p>
          </draw:text-box>
        </draw:frame>
        <draw:frame presentation:style-name="pr13" draw:layer="layout" svg:width="27cm" svg:height="9.362cm" svg:x="0.5cm" svg:y="11cm" presentation:class="outline" presentation:user-transformed="true">
          <draw:text-box>
            <text:list text:style-name="L2">
              <text:list-header>
                <text:p><text:span text:style-name="T1">value</text:span> задает значение, которое будет передано web-серверу, если флажок отмечен. Если флажок снят, значение не передается. Если параметр не задан, используется значение по умолчанию — «on»</text:p>
                <text:p><text:span text:style-name="T1">checked</text:span> указывает, что флажок по умолчанию отмечен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2.163cm" svg:x="1.4cm" svg:y="0.837cm" presentation:class="title" presentation:user-transformed="true">
          <draw:text-box>
            <text:p>Переключатели (радио-кнопки)</text:p>
          </draw:text-box>
        </draw:frame>
        <draw:frame presentation:style-name="pr14" draw:layer="layout" svg:width="25.199cm" svg:height="16.191cm" svg:x="1.4cm" svg:y="3.5cm" presentation:class="outline" presentation:user-transformed="true">
          <draw:text-box>
            <text:list text:style-name="L2">
              <text:list-header>
                <text:p><text:span text:style-name="T1">value</text:span> указывает значение, которое будет передано web-серверу, если переключатель выбран. Если ни одно из значений не выбрано, никаких данных передано не будет;</text:p>
                <text:p><text:span text:style-name="T1">checked</text:span> указывает переключатель, выбранный по умолчанию</text:p>
                <text:p>Переключатель может существовать только в составе группы подобных элементов, из которых может быть выбран только один. Для объединения переключателей в группу необходимо установить одинаковое значение <text:s/><text:span text:style-name="T1">name</text:span> и разное значение <text:span text:style-name="T1">value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1T1">
        <office:forms form:automatic-focus="false" form:apply-design-mode="false"/>
        <draw:frame presentation:style-name="pr11" draw:layer="layout" svg:width="25.199cm" svg:height="1.737cm" svg:x="1.4cm" svg:y="0.8cm" presentation:class="title" presentation:user-transformed="true">
          <draw:text-box>
            <text:p>Текстовая область</text:p>
          </draw:text-box>
        </draw:frame>
        <draw:frame presentation:style-name="pr15" draw:layer="layout" svg:width="25.199cm" svg:height="10.859cm" svg:x="1.4cm" svg:y="3.9cm" presentation:class="outline" presentation:user-transformed="true">
          <draw:text-box>
            <text:list text:style-name="L2">
              <text:list-header>
                <text:p>Парный тег <text:span text:style-name="T1">&lt;textarea&gt;</text:span> создает внутри формы поле для ввода многострочного текста</text:p>
                <text:p><text:span text:style-name="T1">name</text:span> — имя поля</text:p>
                <text:p><text:span text:style-name="T1">cols</text:span> — число столбцов видимого текста</text:p>
                <text:p><text:span text:style-name="T1">rows</text:span> — число строк видимого текста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2.163cm" svg:x="1.4cm" svg:y="0.337cm" presentation:class="title" presentation:user-transformed="true">
          <draw:text-box>
            <text:p>Список</text:p>
          </draw:text-box>
        </draw:frame>
        <draw:frame presentation:style-name="pr6" draw:layer="layout" svg:width="25.199cm" svg:height="12.5cm" svg:x="1.5cm" svg:y="4cm" presentation:class="outline" presentation:user-transformed="true">
          <draw:text-box>
            <text:list text:style-name="L2">
              <text:list-header>
                <text:p><text:span text:style-name="T1">&lt;select&gt;</text:span> создает внутри формы список с возможными значениями.</text:p>
                <text:p><text:span text:style-name="T1">name</text:span> - имя списка</text:p>
                <text:p><text:span text:style-name="T1">size</text:span> определяет число одновременно видимых элементов</text:p>
                <text:p><text:span text:style-name="T1">multiple</text:span> указывает, что из списка можно выбрать сразу несколько элементов одновременно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1T1">
        <office:forms form:automatic-focus="false" form:apply-design-mode="false"/>
        <draw:frame presentation:style-name="pr16" draw:layer="layout" svg:width="25.199cm" svg:height="17.273cm" svg:x="1.4cm" svg:y="1.5cm" presentation:class="outline" presentation:user-transformed="true">
          <draw:text-box>
            <text:list text:style-name="L2">
              <text:list-header>
                <text:p>Тег <text:span text:style-name="T1">&lt;option&gt;</text:span> имеет следующие атрибуты:</text:p>
                <text:p><text:span text:style-name="T1">value</text:span> задает значение, которое будет передано серверу, если пункт списка выбран. Если параметр не задан, посылается текст этого пункта</text:p>
                <text:p><text:span text:style-name="T1">selected</text:span> указывает, какой пункт списка выбран изначально</text:p>
                <text:p>С помощью тега <text:span text:style-name="T1">&lt;optgroup&gt;</text:span> можно объединить несколько пунктов в группу. Название группы указывается в атрибуте <text:span text:style-name="T1">label</text:span></text:p>
                <text:p><text:span text:style-name="T6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2.163cm" svg:x="1.4cm" svg:y="0.837cm" presentation:class="title" presentation:user-transformed="true">
          <draw:text-box>
            <text:p>Тег <text:span text:style-name="T1">&lt;label&gt;</text:span></text:p>
          </draw:text-box>
        </draw:frame>
        <draw:frame presentation:style-name="pr17" draw:layer="layout" svg:width="25.199cm" svg:height="15.273cm" svg:x="1.4cm" svg:y="3.5cm" presentation:class="outline" presentation:user-transformed="true">
          <draw:text-box>
            <text:list text:style-name="L2">
              <text:list-header>
                <text:p><text:span text:style-name="T1">&lt;label&gt;</text:span> указывает пояснительную надпись для элемента формы</text:p>
                <text:p>кроме того он позволяет сделать эту надпись функциональной</text:p>
                <text:p>&lt;input type="checkbox" id="flag"&gt;</text:p>
                <text:p>&lt;label for="flag"&gt;Пояснительный текст&lt;/label&gt;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1T1">
        <office:forms form:automatic-focus="false" form:apply-design-mode="false"/>
        <draw:frame presentation:style-name="pr18" draw:layer="layout" svg:width="25.199cm" svg:height="19.959cm" svg:x="1.5cm" svg:y="0.5cm" presentation:class="outline" presentation:user-transformed="true">
          <draw:text-box>
            <text:list text:style-name="L2">
              <text:list-header>
                <text:p><text:span text:style-name="T1">Загрузка файлов на сервер</text:span></text:p>
                <text:p>осуществляется с помощью формы, у которой параметр <text:span text:style-name="T1">enctype</text:span> равен <text:span text:style-name="T1">multipart/form-data</text:span>. В форме должно присутствовать поле для загрузки файла <text:span text:style-name="T4">&lt;input type="file" name="file_name"&gt;.</text:span></text:p>
                <text:p><text:span text:style-name="T4">Получив файл, сервер сохраняет его в каталоге для временных файлов и создает следующий массив:</text:span></text:p>
                <text:p><text:span text:style-name="T4">$_FILES["file_name"]["name"]</text:span></text:p>
                <text:p><text:span text:style-name="T4">$_FILES["file_name"]["type"]</text:span></text:p>
                <text:p><text:span text:style-name="T4">$_FILES["file_name"]["tmp_name"]</text:span></text:p>
                <text:p><text:span text:style-name="T4">$_FILES["file_name"]["error"]</text:span></text:p>
                <text:p><text:span text:style-name="T4">$_FILES["file_name"]["size"]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1T1">
        <office:forms form:automatic-focus="false" form:apply-design-mode="false"/>
        <draw:frame presentation:style-name="pr19" draw:layer="layout" svg:width="25.199cm" svg:height="18.527cm" svg:x="1.4cm" svg:y="0.5cm" presentation:class="outline" presentation:user-transformed="true">
          <draw:text-box>
            <text:list text:style-name="L2">
              <text:list-header>
                <text:p><text:span text:style-name="T4">"file_name" - изменяется в зависимости параметра </text:span><text:span text:style-name="T3">name </text:span><text:span text:style-name="T4">у тэга </text:span><text:span text:style-name="T3">input, </text:span><text:span text:style-name="T4">остальные ключи массива неизменны</text:span></text:p>
                <text:p><text:span text:style-name="T3">name</text:span><text:span text:style-name="T4"> - первоначальное название файла;</text:span></text:p>
                <text:p><text:span text:style-name="T3">type</text:span><text:span text:style-name="T4"> - тип файла;</text:span></text:p>
                <text:p><text:span text:style-name="T3">tmp_name</text:span><text:span text:style-name="T4"> - полное имя временного файла;</text:span></text:p>
                <text:p><text:span text:style-name="T3">size</text:span><text:span text:style-name="T4"> - размер файла;</text:span></text:p>
                <text:p><text:span text:style-name="T3">error</text:span><text:span text:style-name="T4"> - код ошибки. Может принимать следующие значения:</text:span></text:p>
                <text:p><text:span text:style-name="T4">0 - ошибок нет, файл загружен, 1 - размер файла превысил допустимый, 2 - размер файла превысил указанный в форме (с помощью параметра MAX_FILE_SIZE), 3 - файл загружен частично, 4 - файл не загружен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1T1">
        <office:forms form:automatic-focus="false" form:apply-design-mode="false"/>
        <draw:frame presentation:style-name="pr20" draw:layer="layout" svg:width="25.199cm" svg:height="19.49cm" svg:x="1.4cm" svg:y="0.5cm" presentation:class="outline" presentation:user-transformed="true">
          <draw:text-box>
            <text:list text:style-name="L2">
              <text:list-header>
                <text:p>После загрузки файла его необходимо скопировать из временного каталога в нужный каталог. </text:p>
                <text:p>Для копирования можно воспользоваться функцией <text:span text:style-name="T1">copy </text:span><text:span text:style-name="T2">или специальной функцией </text:span><text:span text:style-name="T1">move_uploaded_file('имя_файла1', 'имя_файла2')</text:span><text:span text:style-name="T2">. Она перемещает загруженный файл в новое место, первоначально проверяя, является ли файл загруженным на сервер. Если это так, он будет перемещен. Если нет, то никаких действий не предпринимается, и функция возвращает </text:span><text:span text:style-name="T1">false</text:span><text:span text:style-name="T2">. Если файл, указанный во втором параметре, уже существует, он будет перезаписан. 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1T1">
        <office:forms form:automatic-focus="false" form:apply-design-mode="false"/>
        <draw:frame presentation:style-name="pr1" draw:text-style-name="P1" draw:layer="layout" svg:width="25.199cm" svg:height="2.163cm" svg:x="1.4cm" svg:y="0.837cm" presentation:class="title" presentation:user-transformed="true">
          <draw:text-box>
            <text:p><text:span text:style-name="T1">РАБОТА С ФАЙЛАМИ</text:span></text:p>
          </draw:text-box>
        </draw:frame>
        <draw:frame presentation:style-name="pr17" draw:text-style-name="P1" draw:layer="layout" svg:width="25.199cm" svg:height="15.273cm" svg:x="1.4cm" svg:y="3.5cm" presentation:class="outline" presentation:user-transformed="true">
          <draw:text-box>
            <text:list text:style-name="L2">
              <text:list-header>
                <text:p><text:span text:style-name="T2">Основные операции: </text:span></text:p>
                <text:p><text:span text:style-name="T2">открытие, чтение, запись, закрытие</text:span></text:p>
                <text:p><text:span text:style-name="T1">fopen </text:span><text:span text:style-name="T2">- открывает файл и создает идентификатор файла</text:span></text:p>
                <text:p><text:span text:style-name="T1">fread</text:span><text:span text:style-name="T2"> - читает из файла строку определенной длины</text:span></text:p>
                <text:p><text:span text:style-name="T1">fwrite</text:span><text:span text:style-name="T2"> - производит запись в файл</text:span></text:p>
                <text:p><text:span text:style-name="T1">fclose</text:span><text:span text:style-name="T2"> - закрывает файл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1T1">
        <office:forms form:automatic-focus="false" form:apply-design-mode="false"/>
        <draw:frame presentation:style-name="pr8" draw:layer="layout" svg:width="25.199cm" svg:height="17.773cm" svg:x="1.4cm" svg:y="1cm" presentation:class="outline" presentation:user-transformed="true">
          <draw:text-box>
            <text:list text:style-name="L2">
              <text:list-header>
                <text:p><text:span text:style-name="T1">fopen</text:span>(&lt;имя файла&gt;, &lt;режим&gt;)</text:p>
                <text:p>Имя файла - полное имя в файловой системе</text:p>
                <text:p>на локальном компьютере:</text:p>
                <text:p>'c:\catalog\file.txt'</text:p>
                <text:p>на сервере:</text:p>
                <text:p>'/home/site.ru/www/file.txt'</text:p>
                <text:p>указывается прямым значением в кавычках или апострофах или переменной типа <text:span text:style-name="T7">string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 presentation:presentation-page-layout-name="AL1T1">
        <office:forms form:automatic-focus="false" form:apply-design-mode="false"/>
        <draw:frame presentation:style-name="pr21" draw:layer="layout" svg:width="25.199cm" svg:height="19.962cm" svg:x="1.4cm" svg:y="0.3cm" presentation:class="outline" presentation:user-transformed="true">
          <draw:text-box>
            <text:list text:style-name="L2">
              <text:list-header>
                <text:p>Параметр &lt;Режим&gt; может принимать следующие значения:</text:p>
                <text:p><text:span text:style-name="T8"/></text:p>
                <text:p><text:span text:style-name="T3">r</text:span><text:span text:style-name="T8"> - только чтение. После открытия файла указатель устанавливается на начало файла. Если файл не существует, функция fopen() вернет </text:span><text:span text:style-name="T3">false</text:span><text:span text:style-name="T8">;</text:span></text:p>
                <text:p><text:span text:style-name="T8"/></text:p>
                <text:p><text:span text:style-name="T3">r+</text:span><text:span text:style-name="T8"> - чтение и запись. После открытия файла указатель устанавливается на начало файла. Если файл не существует, функция fopen() вернет </text:span><text:span text:style-name="T3">false</text:span><text:span text:style-name="T8">;</text:span></text:p>
                <text:p><text:span text:style-name="T3"/></text:p>
                <text:p><text:span text:style-name="T3">w</text:span><text:span text:style-name="T8"> - запись. Если файл не существует, то он будет создан. Если файл существует, то он будет перезаписан. После открытия файла указатель устанавливается на начало файла;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" presentation:presentation-page-layout-name="AL1T1">
        <office:forms form:automatic-focus="false" form:apply-design-mode="false"/>
        <draw:frame presentation:style-name="pr22" draw:text-style-name="P4" draw:layer="layout" svg:width="25.199cm" svg:height="19cm" svg:x="1.4cm" svg:y="1.5cm" presentation:class="outline" presentation:user-transformed="true">
          <draw:text-box>
            <text:list text:style-name="L2">
              <text:list-header>
                <text:p><text:span text:style-name="T3">w+</text:span><text:span text:style-name="T8"> - чтение и запись. Если файл не существует, то он будет создан. Если файл существует, то он будет перезаписан. После открытия файла указатель устанавливается на начало файла;</text:span></text:p>
                <text:p><text:span text:style-name="T8"/></text:p>
                <text:p><text:span text:style-name="T3">a</text:span><text:span text:style-name="T8"> - запись. После открытия файла указатель устанавливается на конец файла. Если файл не существует, функция fopen() вернет false;</text:span></text:p>
                <text:p><text:span text:style-name="T3"/></text:p>
                <text:p><text:span text:style-name="T3">a+</text:span><text:span text:style-name="T8"> - чтение и запись. После открытия файла указатель устанавливается на конец файла. Если файл не существует, то он будет создан. Содержимое файла не удаляется.</text:span></text:p>
                <text:p><text:span text:style-name="T9">$f = fopen("/home/site.ru/www/file.txt", "r");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бычный" presentation:presentation-page-layout-name="AL1T1">
        <office:forms form:automatic-focus="false" form:apply-design-mode="false"/>
        <draw:frame presentation:style-name="pr23" draw:layer="layout" svg:width="25.199cm" svg:height="18.954cm" svg:x="1.4cm" svg:y="1cm" presentation:class="outline" presentation:user-transformed="true">
          <draw:text-box>
            <text:list text:style-name="L2">
              <text:list-header>
                <text:p text:style-name="P5"><text:span text:style-name="T1">Чтение из файла</text:span></text:p>
                <text:p><text:span text:style-name="T1">fread($f, $length)</text:span> - читает <text:span text:style-name="T1">$length </text:span><text:span text:style-name="T2">байтов из файла, на который указывает </text:span><text:span text:style-name="T1">$f</text:span><text:span text:style-name="T2">. Чтение прекращается по достижении </text:span><text:span text:style-name="T1">$length </text:span><text:span text:style-name="T2">либо конца файла</text:span></text:p>
                <text:p><text:span text:style-name="T1">fgets($f, $length) </text:span><text:span text:style-name="T2">- читает строку из файла. Чтение прекращается по достижении </text:span><text:span text:style-name="T1">$length-1 </text:span><text:span text:style-name="T2">либо конца строки либо конца файла. Если длина не указана, считается равной 1024</text:span></text:p>
                <text:p><text:span text:style-name="T1">fgetс($f) </text:span><text:span text:style-name="T2">-</text:span><text:span text:style-name="T1"> </text:span><text:span text:style-name="T2">читает один символ из файла</text:span></text:p>
                <text:p><text:span text:style-name="T2"/></text:p>
                <text:p><text:span text:style-name="T2">$str= fgets($f);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Обычный" presentation:presentation-page-layout-name="AL1T1">
        <office:forms form:automatic-focus="false" form:apply-design-mode="false"/>
        <draw:frame presentation:style-name="pr24" draw:text-style-name="P1" draw:layer="layout" svg:width="25.199cm" svg:height="20.488cm" svg:x="1.401cm" svg:y="0.309cm" presentation:class="outline" presentation:user-transformed="true">
          <draw:text-box>
            <text:list text:style-name="L2">
              <text:list-header>
                <text:p><text:span text:style-name="T1">file('имя_файла')</text:span><text:span text:style-name="T2"> - читает весь файл в массив, каждый элемент которого будет равен одной строке, прочитанной из файла.</text:span></text:p>
                <text:p><text:span text:style-name="T1">readfile('имя_файла')</text:span><text:span text:style-name="T2"> - открывает файл и выводит все его содержимое в окно браузера</text:span></text:p>
                <text:p><text:span text:style-name="T1">file_get_contents('имя_файла')</text:span><text:span text:style-name="T2"> - возвращает содержимое файла в виде целой строки, но не выводит в окно браузера</text:span></text:p>
                <text:p><text:span text:style-name="T1">fgetcsv($f, $length, $separator)</text:span><text:span text:style-name="T2"> - читает строку из файла. Чтение прекращается по достижении </text:span><text:span text:style-name="T1">$length-1 </text:span><text:span text:style-name="T2">либо конца строки либо конца файла. Строка будет разбита по разделителю и помещена в возвращаемый массив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Обычный" presentation:presentation-page-layout-name="AL1T1">
        <office:forms form:automatic-focus="false" form:apply-design-mode="false"/>
        <draw:frame presentation:style-name="pr8" draw:text-style-name="P1" draw:layer="layout" svg:width="25.199cm" svg:height="17.773cm" svg:x="1.4cm" svg:y="1cm" presentation:class="outline" presentation:user-transformed="true">
          <draw:text-box>
            <text:list text:style-name="L2">
              <text:list-header>
                <text:p><text:span text:style-name="T1">Запись в файл</text:span></text:p>
                <text:p><text:span text:style-name="T1">fwrite($f, 'строка')</text:span><text:span text:style-name="T2"> - записывает строку в файл, на который указывает </text:span><text:span text:style-name="T1">$f</text:span><text:span text:style-name="T2">. Запись производится в текущую позицию указателя</text:span></text:p>
                <text:p><text:span text:style-name="T1">file_put_contents('имя_файла', 'строка', [флаг])</text:span><text:span text:style-name="T2"> - записывает данные в файл. Если файл не существует, то он будет создан. Если файл существует, то по умолчанию он будет перезаписан. Для записи в конец существующего файла следует указать флаг</text:span><text:span text:style-name="T1"> 'FILE_APPEND'</text:span><text:span text:style-name="T2">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Обычный" presentation:presentation-page-layout-name="AL1T1">
        <office:forms form:automatic-focus="false" form:apply-design-mode="false"/>
        <draw:frame presentation:style-name="pr8" draw:text-style-name="P1" draw:layer="layout" svg:width="25.199cm" svg:height="17.773cm" svg:x="1.4cm" svg:y="1cm" presentation:class="outline" presentation:user-transformed="true">
          <draw:text-box>
            <text:list text:style-name="L2">
              <text:list-header>
                <text:p><text:span text:style-name="T1">Управление файлами</text:span></text:p>
                <text:p><text:span text:style-name="T1">copy('имя_файла1', 'имя_файла2') </text:span><text:span text:style-name="T2">- копирует файл. Если файл существует, то он будет перезаписан.</text:span></text:p>
                <text:p><text:span text:style-name="T1">rename('имя_файла1', 'имя_файла2')</text:span><text:span text:style-name="T2"> - переименовывает файл. Если новое имя файла уже существует, <text:s/>вернет </text:span><text:span text:style-name="T1">false</text:span><text:span text:style-name="T2">.</text:span></text:p>
                <text:p><text:span text:style-name="T1">unlink('имя_файла')</text:span><text:span text:style-name="T2"> - удаляет файл</text:span></text:p>
                <text:p><text:span text:style-name="T1">file_exists('имя_файла')</text:span><text:span text:style-name="T2"> - проверяет наличие файла, возвращает </text:span><text:span text:style-name="T1">true</text:span><text:span text:style-name="T2"> или </text:span><text:span text:style-name="T1">false</text:span></text:p>
                <text:p><text:span text:style-name="T1">filesize('имя_файла')</text:span><text:span text:style-name="T2"> - возвращает размер <text:s/>файла в байтах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Обычный" presentation:presentation-page-layout-name="AL1T1">
        <office:forms form:automatic-focus="false" form:apply-design-mode="false"/>
        <draw:frame presentation:style-name="pr1" draw:text-style-name="P1" draw:layer="layout" svg:width="25.199cm" svg:height="2.163cm" svg:x="1.4cm" svg:y="0.837cm" presentation:class="title" presentation:user-transformed="true">
          <draw:text-box>
            <text:p><text:span text:style-name="T1">ФУНКЦИИ</text:span></text:p>
          </draw:text-box>
        </draw:frame>
        <draw:frame presentation:style-name="pr25" draw:layer="layout" svg:width="25.199cm" svg:height="16.921cm" svg:x="1.4cm" svg:y="3cm" presentation:class="outline" presentation:user-transformed="true">
          <draw:text-box>
            <text:list text:style-name="L2">
              <text:list-header>
                <text:p>function &lt;Имя функции&gt; ([&lt;Параметры&gt;]) </text:p>
                <text:p>{</text:p>
                <text:p><text:s text:c="6"/>&lt;Тело функции&gt;</text:p>
                <text:p><text:s text:c="6"/>[return &lt;Значение&gt;]</text:p>
                <text:p>}</text:p>
                <text:p>в квадратных скобках - необязательные параметры</text:p>
                <text:p>Функция должна иметь уникальное имя. Имя функции может содержать только буквы, цифры и символ подчеркивания и не может начинаться с цифры. Не зависит от регистра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Обычный" presentation:presentation-page-layout-name="AL1T1">
        <office:forms form:automatic-focus="false" form:apply-design-mode="false"/>
        <draw:frame presentation:style-name="pr26" draw:layer="layout" svg:width="25.199cm" svg:height="18.455cm" svg:x="1.4cm" svg:y="1cm" presentation:class="outline" presentation:user-transformed="true">
          <draw:text-box>
            <text:list text:style-name="L2">
              <text:list-header>
                <text:p>Функция может иметь несколько параметров или не иметь их совсем, а также может иметь значения параметров, заданные по умолчанию.</text:p>
                <text:p/>
                <text:p>Фукнция может возвращать значение или просто выполнять некоторые действия</text:p>
                <text:p/>
                <text:p>Обычно описания функций принято располагать в начале файла или в отдельном файле. Но, вообще говоря, функции могут располагаться в любом месте файла даже после <text:s/>вызова функции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Обычный" presentation:presentation-page-layout-name="AL1T1">
        <office:forms form:automatic-focus="false" form:apply-design-mode="false"/>
        <draw:frame presentation:style-name="pr16" draw:layer="layout" svg:width="25.199cm" svg:height="17.273cm" svg:x="1.4cm" svg:y="1.5cm" presentation:class="outline" presentation:user-transformed="true">
          <draw:text-box>
            <text:list text:style-name="L2">
              <text:list-header>
                <text:p>Функции в PHP поддерживают рекурсивный вызов.</text:p>
                <text:p/>
                <text:p>function factorial($x) </text:p>
                <text:p>{</text:p>
                <text:p><text:s text:c="6"/>if ($x == 0 || $x == 1) </text:p>
                <text:p><text:s text:c="9"/>return 1;</text:p>
                <text:p><text:s text:c="5"/>else </text:p>
                <text:p><text:s text:c="8"/>return ($x * factorial($x - 1));</text:p>
                <text:p>}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Обычный" presentation:presentation-page-layout-name="AL1T1">
        <office:forms form:automatic-focus="false" form:apply-design-mode="false"/>
        <draw:frame presentation:style-name="pr27" draw:layer="layout" svg:width="25.199cm" svg:height="18.686cm" svg:x="1.5cm" svg:y="1cm" presentation:class="outline" presentation:user-transformed="true">
          <draw:text-box>
            <text:list text:style-name="L2">
              <text:list-header>
                <text:p>Для подключения функций из других файлов используются операторы <text:span text:style-name="T1">require</text:span> и <text:span text:style-name="T1">include</text:span></text:p>
                <text:p><text:span text:style-name="T1">require('file.php');</text:span></text:p>
                <text:p><text:span text:style-name="T1">include('file.php');</text:span></text:p>
                <text:p><text:span text:style-name="T1">require </text:span><text:span text:style-name="T2"><text:s/>включает файлы в сценарий </text:span><text:span text:style-name="T1">до</text:span><text:span text:style-name="T2"> выполнения сценария</text:span></text:p>
                <text:p><text:span text:style-name="T1">include </text:span><text:span text:style-name="T2"><text:s/>включает файлы в сценарий </text:span><text:span text:style-name="T1">во время</text:span><text:span text:style-name="T2"> выполнения сценария.</text:span></text:p>
                <text:p><text:span text:style-name="T2">включаемые файлы могут и не содержать php-код</text:span></text:p>
                <text:p><text:span text:style-name="T2"/></text:p>
                <text:p><text:span text:style-name="T2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Обычный" presentation:presentation-page-layout-name="AL1T1">
        <office:forms form:automatic-focus="false" form:apply-design-mode="false"/>
        <draw:frame presentation:style-name="pr16" draw:layer="layout" svg:width="25.199cm" svg:height="17.273cm" svg:x="1.4cm" svg:y="1.5cm" presentation:class="outline" presentation:user-transformed="true">
          <draw:text-box>
            <text:list text:style-name="L2">
              <text:list-header>
                <text:p>Операторы <text:span text:style-name="T1">require_once</text:span> и <text:span text:style-name="T1">include_once</text:span><text:span text:style-name="T2"> работают точно так же как </text:span><text:span text:style-name="T1">require</text:span><text:span text:style-name="T2"> и </text:span><text:span text:style-name="T1">include</text:span><text:span text:style-name="T2">, но перед включением файла интерпретатор проверяет, включен ли указанный файл ранее или нет. Если да, то файл не будет включен вновь.</text:span></text:p>
                <text:p><text:span text:style-name="T2">Часто применяются в больших проектах, где сложно отследить случайное повторное включение, которое может привести к ошибке. 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59cm" svg:x="1.4cm" svg:y="4.914cm" presentation:class="outline" presentation:placeholder="true">
        <draw:text-box/>
      </draw:frame>
      <presentation:notes style:page-layout-name="PM2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1DT2H1M24S</meta:editing-duration>
    <meta:editing-cycles>90</meta:editing-cycles>
    <meta:generator>OpenOffice/4.1.7$Win32 OpenOffice.org_project/417m1$Build-9800</meta:generator>
    <dc:date>2020-03-01T18:49:46.15</dc:date>
    <dc:creator>Pooh VVS</dc:creator>
    <meta:document-statistic meta:object-count="124"/>
  </office:meta>
</office:document-meta>
</file>